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2010000006400000064342677B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Ultrafine_20_Dashed" svg:stroke-width="0cm" draw:fill="solid" draw:fill-color="#ffff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dash" draw:stroke-dash="Fine_20_Dotted" svg:stroke-width="0.051cm" draw:marker-start-width="0.276cm" draw:marker-end-width="0.276cm" draw:textarea-vertical-align="middle" fo:padding-top="0.15cm" fo:padding-bottom="0.15cm" fo:padding-left="0.275cm" fo:padding-right="0.275cm"/>
    </style:style>
    <style:style style:name="gr4" style:family="graphic" style:parent-style-name="objectwithoutfill">
      <style:graphic-properties draw:stroke="solid" draw:stroke-dash="Fine_20_Dotted" svg:stroke-width="0cm" draw:marker-end="Half_20_Circle_20_unfilled" draw:fill="none" draw:textarea-vertical-align="middle"/>
    </style:style>
    <style:style style:name="gr5" style:family="graphic" style:parent-style-name="objectwithoutfill">
      <style:graphic-properties draw:stroke="solid" draw:stroke-dash="Fine_20_Dotted" svg:stroke-width="0cm" draw:marker-end="Circle" draw:fill="none"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stroke-dash="Fine_20_Dotted" svg:stroke-width="0cm" svg:stroke-color="#000000" draw:fill="none" draw:fill-color="#ffffff" fo:min-height="0.893cm"/>
    </style:style>
    <style:style style:name="gr8" style:family="graphic" style:parent-style-name="objectwithoutfill">
      <style:graphic-properties draw:stroke="solid" draw:stroke-dash="Fine_20_Dotted" svg:stroke-width="0cm" draw:marker-end="Half_20_Circle_20_unfilled" draw:fill="none" draw:textarea-vertical-align="middle"/>
    </style:style>
    <style:style style:name="gr9" style:family="graphic" style:parent-style-name="objectwithoutfill">
      <style:graphic-properties draw:stroke="solid" draw:stroke-dash="Fine_20_Dotted" svg:stroke-width="0cm" draw:marker-end="Circle" draw:fill="none" draw:textarea-vertical-align="middle"/>
    </style:style>
    <style:style style:name="gr10" style:family="graphic" style:parent-style-name="standard">
      <style:graphic-properties draw:stroke="none" draw:stroke-dash="Fine_20_Dotted" svg:stroke-width="0cm" svg:stroke-color="#000000" draw:fill="none" draw:fill-color="#ffffff" fo:min-height="0.087cm"/>
    </style:style>
    <style:style style:name="gr11" style:family="graphic" style:parent-style-name="standard">
      <style:graphic-properties draw:stroke="none" draw:stroke-dash="Fine_20_Dotted" svg:stroke-width="0cm" svg:stroke-color="#000000" draw:fill="none" draw:fill-color="#ffffff" fo:min-height="0.512cm"/>
    </style:style>
    <style:style style:name="gr12" style:family="graphic" style:parent-style-name="standard">
      <style:graphic-properties draw:stroke="none" draw:stroke-dash="Fine_20_Dotted" svg:stroke-width="0cm" svg:stroke-color="#000000" draw:fill="none" draw:fill-color="#ffffff" fo:min-height="0.385cm"/>
    </style:style>
    <style:style style:name="gr13" style:family="graphic" style:parent-style-name="objectwithoutfill">
      <style:graphic-properties draw:stroke="solid" draw:stroke-dash="Fine_20_Dotted" svg:stroke-width="0cm" draw:marker-end="Arrow" draw:fill="none" draw:textarea-vertical-align="middle"/>
    </style:style>
    <style:style style:name="gr14" style:family="graphic" style:parent-style-name="objectwithoutfill">
      <style:graphic-properties draw:stroke="solid" draw:stroke-dash="Fine_20_Dotted" svg:stroke-width="0cm" draw:marker-end="Arrow" draw:marker-end-width="0.203cm" draw:fill="none" draw:textarea-vertical-align="bottom"/>
    </style:style>
    <style:style style:name="gr15" style:family="graphic" style:parent-style-name="objectwithoutfill">
      <style:graphic-properties draw:stroke="solid" draw:stroke-dash="Fine_20_Dotted" svg:stroke-width="0cm" draw:marker-end="Arrow" draw:marker-end-width="0.203cm" draw:fill="none" draw:textarea-vertical-align="middle"/>
    </style:style>
    <style:style style:name="gr16" style:family="graphic" style:parent-style-name="objectwithoutfill">
      <style:graphic-properties draw:stroke="solid" draw:stroke-dash="Fine_20_Dotted" svg:stroke-width="0cm" draw:marker-start-width="0.2cm" draw:marker-end="Arrow" draw:marker-end-width="0.203cm" draw:fill="none" draw:textarea-vertical-align="middle" fo:padding-top="0.125cm" fo:padding-bottom="0.125cm" fo:padding-left="0.25cm" fo:padding-right="0.25cm"/>
    </style:style>
    <style:style style:name="gr17" style:family="graphic" style:parent-style-name="standard">
      <style:graphic-properties draw:stroke="solid" draw:stroke-dash="Fine_20_Dotted" svg:stroke-width="0cm" draw:textarea-vertical-align="middle"/>
    </style:style>
    <style:style style:name="gr18" style:family="graphic" style:parent-style-name="objectwithoutfill">
      <style:graphic-properties draw:stroke="solid" draw:stroke-dash="Fine_20_Dotted" svg:stroke-width="0cm" draw:marker-start="Arrow" draw:marker-start-width="0.2cm" draw:marker-end-width="0.2cm" draw:fill="none" draw:textarea-vertical-align="middle" fo:padding-top="0.125cm" fo:padding-bottom="0.125cm" fo:padding-left="0.25cm" fo:padding-right="0.25cm"/>
    </style:style>
    <style:style style:name="gr19" style:family="graphic" style:parent-style-name="objectwithoutfill">
      <style:graphic-properties draw:stroke="solid" draw:stroke-dash="Fine_20_Dotted" svg:stroke-width="0cm" draw:marker-start="Arrow" draw:fill="none" draw:textarea-vertical-align="middle"/>
    </style:style>
    <style:style style:name="gr20" style:family="graphic" style:parent-style-name="objectwithoutfill">
      <style:graphic-properties draw:stroke="solid" draw:stroke-dash="Fine_20_Dotted" svg:stroke-width="0cm" draw:marker-start="Circle" draw:fill="none" draw:textarea-vertical-align="middle"/>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9pt" style:font-size-asian="9pt" style:font-size-complex="9pt"/>
    </style:style>
    <style:style style:name="P4" style:family="paragraph">
      <style:text-properties fo:color="#333333" fo:font-size="22pt" style:font-size-asian="22pt" style:font-size-complex="22pt"/>
    </style:style>
    <style:style style:name="P5" style:family="paragraph">
      <style:text-properties fo:font-size="8pt" style:font-size-asian="8pt" style:font-size-complex="8pt"/>
    </style:style>
    <style:style style:name="P6" style:family="paragraph">
      <style:text-properties fo:font-size="14pt" style:font-size-asian="14pt" style:font-size-complex="14pt"/>
    </style:style>
    <style:style style:name="P7" style:family="paragraph">
      <style:paragraph-properties fo:text-align="center"/>
      <style:text-properties fo:font-size="8pt" style:font-size-asian="8pt" style:font-size-complex="8pt"/>
    </style:style>
    <style:style style:name="T1" style:family="text">
      <style:text-properties fo:font-size="16pt" style:font-size-asian="16pt" style:font-size-complex="16pt"/>
    </style:style>
    <style:style style:name="T2" style:family="text">
      <style:text-properties fo:font-size="9pt" style:font-size-asian="9pt" style:font-size-complex="9pt"/>
    </style:style>
    <style:style style:name="T3" style:family="text">
      <style:text-properties fo:color="#333333" fo:font-size="22pt" style:font-size-asian="22pt" style:font-size-complex="22pt"/>
    </style:style>
    <style:style style:name="T4" style:family="text">
      <style:text-properties fo:font-size="8pt" style:font-size-asian="8pt" style:font-size-complex="8pt"/>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826cm" svg:height="2.794cm" svg:x="1.127cm" svg:y="17.637cm">
          <text:p/>
          <draw:enhanced-geometry svg:viewBox="0 0 21600 21600" draw:type="rectangle" draw:enhanced-path="M 0 0 L 21600 0 21600 21600 0 21600 0 0 Z N"/>
        </draw:custom-shape>
        <draw:custom-shape draw:style-name="gr2" draw:text-style-name="P2" draw:layer="layout" svg:width="3.937cm" svg:height="2.54cm" svg:x="3.921cm" svg:y="7.477cm">
          <text:p text:style-name="P2"><text:span text:style-name="T1">stdr_server</text:span></text:p>
          <draw:enhanced-geometry svg:viewBox="0 0 21600 21600" draw:type="rectangle" draw:enhanced-path="M 0 0 L 21600 0 21600 21600 0 21600 0 0 Z N"/>
        </draw:custom-shape>
        <draw:custom-shape draw:style-name="gr2" draw:text-style-name="P2" draw:layer="layout" svg:width="3.937cm" svg:height="2.54cm" svg:x="3.921cm" svg:y="13.192cm">
          <text:p text:style-name="P2"><text:span text:style-name="T1">stdr_gui</text:span></text:p>
          <draw:enhanced-geometry svg:viewBox="0 0 21600 21600" draw:type="rectangle" draw:enhanced-path="M 0 0 L 21600 0 21600 21600 0 21600 0 0 Z N"/>
        </draw:custom-shape>
        <draw:custom-shape draw:style-name="gr2" draw:text-style-name="P2" xml:id="id3" draw:id="id3" draw:layer="layout" svg:width="4.064cm" svg:height="2.667cm" svg:x="13.827cm" svg:y="5.064cm">
          <text:p text:style-name="P2"><text:span text:style-name="T1">robot_manager</text:span></text:p>
          <draw:enhanced-geometry svg:viewBox="0 0 21600 21600" draw:type="rectangle" draw:enhanced-path="M 0 0 L 21600 0 21600 21600 0 21600 0 0 Z N"/>
        </draw:custom-shape>
        <draw:custom-shape draw:style-name="gr2" draw:text-style-name="P2" xml:id="id2" draw:id="id2" draw:layer="layout" svg:width="3.937cm" svg:height="2.54cm" svg:x="19.415cm" svg:y="16.748cm">
          <text:p text:style-name="P2"><text:span text:style-name="T1">robotN</text:span></text:p>
          <draw:enhanced-geometry svg:viewBox="0 0 21600 21600" draw:type="rectangle" draw:enhanced-path="M 0 0 L 21600 0 21600 21600 0 21600 0 0 Z N"/>
        </draw:custom-shape>
        <draw:custom-shape draw:style-name="gr2" draw:text-style-name="P2" xml:id="id1" draw:id="id1" draw:layer="layout" svg:width="3.937cm" svg:height="2.54cm" svg:x="19.415cm" svg:y="12.303cm">
          <text:p text:style-name="P2"><text:span text:style-name="T1">robot1</text:span></text:p>
          <draw:enhanced-geometry svg:viewBox="0 0 21600 21600" draw:type="rectangle" draw:enhanced-path="M 0 0 L 21600 0 21600 21600 0 21600 0 0 Z N"/>
        </draw:custom-shape>
        <draw:custom-shape draw:style-name="gr2" draw:text-style-name="P2" xml:id="id4" draw:id="id4" draw:layer="layout" svg:width="3.937cm" svg:height="2.54cm" svg:x="19.415cm" svg:y="8.747cm">
          <text:p text:style-name="P2"><text:span text:style-name="T1">robot0</text:span></text:p>
          <draw:enhanced-geometry svg:viewBox="0 0 21600 21600" draw:type="rectangle" draw:enhanced-path="M 0 0 L 21600 0 21600 21600 0 21600 0 0 Z N"/>
        </draw:custom-shape>
        <draw:connector draw:style-name="gr3" draw:text-style-name="P1" draw:layer="layout" svg:x1="21.383cm" svg:y1="14.843cm" svg:x2="21.383cm" svg:y2="16.748cm" draw:start-shape="id1" draw:start-glue-point="2" draw:end-shape="id2" draw:end-glue-point="0" svg:d="m21383 14843v1905" svg:viewBox="0 0 1 1906">
          <text:p/>
        </draw:connector>
        <draw:line draw:style-name="gr4" draw:text-style-name="P3" draw:layer="layout" svg:x1="23.352cm" svg:y1="9.128cm" svg:x2="26.019cm" svg:y2="9.128cm">
          <text:p text:style-name="P1"><text:span text:style-name="T2">robot0/cmd_vel</text:span></text:p>
          <text:p text:style-name="P1"><text:span text:style-name="T2"/></text:p>
        </draw:line>
        <draw:line draw:style-name="gr5" draw:text-style-name="P3" draw:layer="layout" svg:x1="23.352cm" svg:y1="10.144cm" svg:x2="26.019cm" svg:y2="10.144cm">
          <text:p text:style-name="P1"><text:span text:style-name="T2">robot0/laser_0</text:span></text:p>
          <text:p text:style-name="P1"><text:span text:style-name="T2"/></text:p>
        </draw:line>
        <draw:line draw:style-name="gr5" draw:text-style-name="P3" draw:layer="layout" svg:x1="23.352cm" svg:y1="10.652cm" svg:x2="26.019cm" svg:y2="10.652cm">
          <text:p text:style-name="P1"><text:span text:style-name="T2">robot0/sonar_0</text:span></text:p>
          <text:p text:style-name="P1"><text:span text:style-name="T2"/></text:p>
        </draw:line>
        <draw:line draw:style-name="gr5" draw:text-style-name="P3" draw:layer="layout" svg:x1="23.352cm" svg:y1="11.033cm" svg:x2="26.019cm" svg:y2="11.033cm">
          <text:p text:style-name="P1"><text:span text:style-name="T2">tf</text:span></text:p>
          <text:p text:style-name="P1"><text:span text:style-name="T2"/></text:p>
        </draw:line>
        <draw:line draw:style-name="gr5" draw:text-style-name="P3" draw:layer="layout" svg:x1="23.352cm" svg:y1="18.145cm" svg:x2="26.019cm" svg:y2="18.145cm">
          <text:p text:style-name="P1"><text:span text:style-name="T2">robotN/laser_0</text:span></text:p>
          <text:p text:style-name="P1"><text:span text:style-name="T2"/></text:p>
        </draw:line>
        <draw:line draw:style-name="gr4" draw:text-style-name="P3" draw:layer="layout" svg:x1="23.352cm" svg:y1="12.557cm" svg:x2="26.019cm" svg:y2="12.557cm">
          <text:p text:style-name="P1"><text:span text:style-name="T2">robot1/cmd_vel</text:span></text:p>
          <text:p text:style-name="P1"><text:span text:style-name="T2"/></text:p>
        </draw:line>
        <draw:line draw:style-name="gr4" draw:text-style-name="P3" draw:layer="layout" svg:x1="23.352cm" svg:y1="17.129cm" svg:x2="26.019cm" svg:y2="17.129cm">
          <text:p text:style-name="P1"><text:span text:style-name="T2">robotN/cmd_vel</text:span></text:p>
          <text:p text:style-name="P1"><text:span text:style-name="T2"/></text:p>
        </draw:line>
        <draw:line draw:style-name="gr5" draw:text-style-name="P3" draw:layer="layout" svg:x1="23.352cm" svg:y1="14.716cm" svg:x2="26.019cm" svg:y2="14.716cm">
          <text:p text:style-name="P1"><text:span text:style-name="T2">tf</text:span></text:p>
          <text:p text:style-name="P1"><text:span text:style-name="T2"/></text:p>
        </draw:line>
        <draw:line draw:style-name="gr5" draw:text-style-name="P3" draw:layer="layout" svg:x1="23.352cm" svg:y1="14.208cm" svg:x2="26.019cm" svg:y2="14.208cm">
          <text:p text:style-name="P1"><text:span text:style-name="T2">robot1/sonar_0</text:span></text:p>
          <text:p text:style-name="P1"><text:span text:style-name="T2"/></text:p>
        </draw:line>
        <draw:line draw:style-name="gr5" draw:text-style-name="P3" draw:layer="layout" svg:x1="23.352cm" svg:y1="13.7cm" svg:x2="26.019cm" svg:y2="13.7cm">
          <text:p text:style-name="P1"><text:span text:style-name="T2">robot1/laser_0</text:span></text:p>
          <text:p text:style-name="P1"><text:span text:style-name="T2"/></text:p>
        </draw:line>
        <draw:line draw:style-name="gr5" draw:text-style-name="P3" draw:layer="layout" svg:x1="23.352cm" svg:y1="18.653cm" svg:x2="26.019cm" svg:y2="18.653cm">
          <text:p text:style-name="P1"><text:span text:style-name="T2">robotN/sonar_0</text:span></text:p>
          <text:p text:style-name="P1"><text:span text:style-name="T2"/></text:p>
        </draw:line>
        <draw:line draw:style-name="gr5" draw:text-style-name="P3" draw:layer="layout" svg:x1="23.352cm" svg:y1="19.161cm" svg:x2="26.019cm" svg:y2="19.161cm">
          <text:p text:style-name="P1"><text:span text:style-name="T2">tf</text:span></text:p>
          <text:p text:style-name="P1"><text:span text:style-name="T2"/></text:p>
        </draw:line>
        <draw:frame draw:style-name="gr6" draw:text-style-name="P1" draw:layer="layout" svg:width="3.526cm" svg:height="3.526cm" svg:x="2.016cm" svg:y="1.284cm">
          <draw:image xlink:href="Pictures/100002010000006400000064342677B6.png" xlink:type="simple" xlink:show="embed" xlink:actuate="onLoad">
            <text:p/>
          </draw:image>
        </draw:frame>
        <draw:frame draw:style-name="gr7" draw:text-style-name="P4" draw:layer="layout" svg:width="13.716cm" svg:height="1.143cm" svg:x="6.461cm" svg:y="1.889cm">
          <draw:text-box>
            <text:p text:style-name="P4"><text:span text:style-name="T3">STDR Simulator architecture overview</text:span></text:p>
          </draw:text-box>
        </draw:frame>
        <draw:line draw:style-name="gr4" draw:text-style-name="P3" draw:layer="layout" svg:x1="23.352cm" svg:y1="12.938cm" svg:x2="26.019cm" svg:y2="12.938cm">
          <text:p text:style-name="P1"><text:span text:style-name="T2">map</text:span></text:p>
          <text:p text:style-name="P1"><text:span text:style-name="T2"/></text:p>
        </draw:line>
        <draw:line draw:style-name="gr4" draw:text-style-name="P3" draw:layer="layout" svg:x1="23.352cm" svg:y1="9.509cm" svg:x2="26.019cm" svg:y2="9.509cm">
          <text:p text:style-name="P1"><text:span text:style-name="T2">map</text:span></text:p>
          <text:p text:style-name="P1"><text:span text:style-name="T2"/></text:p>
        </draw:line>
        <draw:line draw:style-name="gr4" draw:text-style-name="P3" draw:layer="layout" svg:x1="23.352cm" svg:y1="17.51cm" svg:x2="26.019cm" svg:y2="17.51cm">
          <text:p text:style-name="P1"><text:span text:style-name="T2">map</text:span></text:p>
          <text:p text:style-name="P1"><text:span text:style-name="T2"/></text:p>
        </draw:line>
        <draw:line draw:style-name="gr8" draw:text-style-name="P1" draw:layer="layout" svg:x1="1.508cm" svg:y1="18.779cm" svg:x2="2.651cm" svg:y2="18.78cm">
          <text:p/>
        </draw:line>
        <draw:line draw:style-name="gr9" draw:text-style-name="P1" draw:layer="layout" svg:x1="1.508cm" svg:y1="19.288cm" svg:x2="2.651cm" svg:y2="19.288cm">
          <text:p/>
        </draw:line>
        <draw:frame draw:style-name="gr10" draw:text-style-name="P5" draw:layer="layout" svg:width="2.667cm" svg:height="0.635cm" svg:x="2.905cm" svg:y="18.482cm">
          <draw:text-box>
            <text:p text:style-name="P5"><text:span text:style-name="T4">Subscribed topic </text:span></text:p>
          </draw:text-box>
        </draw:frame>
        <draw:frame draw:style-name="gr11" draw:text-style-name="P6" draw:layer="layout" svg:width="2.54cm" svg:height="0.806cm" svg:x="2.524cm" svg:y="17.593cm">
          <draw:text-box>
            <text:p text:style-name="P6"><text:span text:style-name="T5">Legend</text:span></text:p>
          </draw:text-box>
        </draw:frame>
        <draw:frame draw:style-name="gr12" draw:text-style-name="P5" draw:layer="layout" svg:width="2.667cm" svg:height="0.635cm" svg:x="2.905cm" svg:y="18.99cm">
          <draw:text-box>
            <text:p text:style-name="P5"><text:span text:style-name="T4">Published topic </text:span></text:p>
          </draw:text-box>
        </draw:frame>
        <draw:line draw:style-name="gr13" draw:text-style-name="P1" draw:layer="layout" svg:x1="1.508cm" svg:y1="19.796cm" svg:x2="2.778cm" svg:y2="19.796cm">
          <text:p/>
        </draw:line>
        <draw:frame draw:style-name="gr12" draw:text-style-name="P5" draw:layer="layout" svg:width="2.667cm" svg:height="0.635cm" svg:x="2.905cm" svg:y="19.542cm">
          <draw:text-box>
            <text:p text:style-name="P5"><text:span text:style-name="T4">Action/Srv call</text:span></text:p>
          </draw:text-box>
        </draw:frame>
        <draw:line draw:style-name="gr14" draw:text-style-name="P7" draw:layer="layout" svg:x1="11.287cm" svg:y1="5.826cm" svg:x2="13.827cm" svg:y2="5.826cm">
          <text:p text:style-name="P1"><text:span text:style-name="T2">load_nodelet</text:span></text:p>
          <text:p text:style-name="P1"><text:span text:style-name="T4"/></text:p>
        </draw:line>
        <draw:line draw:style-name="gr14" draw:text-style-name="P3" draw:layer="layout" svg:x1="11.287cm" svg:y1="6.969cm" svg:x2="13.827cm" svg:y2="6.969cm">
          <text:p text:style-name="P1"><text:span text:style-name="T2">unload_nodelet</text:span></text:p>
          <text:p text:style-name="P1"><text:span text:style-name="T2"/></text:p>
        </draw:line>
        <draw:line draw:style-name="gr15" draw:text-style-name="P7" draw:layer="layout" svg:x1="4.556cm" svg:y1="13.192cm" svg:x2="4.556cm" svg:y2="10.017cm">
          <text:p text:style-name="P1"><text:span text:style-name="T4">spawn_robot</text:span></text:p>
          <text:p text:style-name="P1"><text:span text:style-name="T4"/></text:p>
        </draw:line>
        <draw:line draw:style-name="gr16" draw:text-style-name="P7" draw:layer="layout" svg:x1="5.572cm" svg:y1="13.192cm" svg:x2="5.572cm" svg:y2="10.017cm">
          <text:p text:style-name="P7">delete_robot</text:p>
          <text:p text:style-name="P7"/>
        </draw:line>
        <draw:line draw:style-name="gr4" draw:text-style-name="P3" draw:layer="layout" svg:x1="7.858cm" svg:y1="13.7cm" svg:x2="10.398cm" svg:y2="13.7cm">
          <text:p text:style-name="P1"><text:span text:style-name="T2">map</text:span></text:p>
          <text:p text:style-name="P1"><text:span text:style-name="T2"/></text:p>
        </draw:line>
        <draw:line draw:style-name="gr4" draw:text-style-name="P3" draw:layer="layout" svg:x1="7.858cm" svg:y1="14.716cm" svg:x2="10.398cm" svg:y2="14.716cm">
          <text:p text:style-name="P1"><text:span text:style-name="T2">tf</text:span></text:p>
          <text:p text:style-name="P1"><text:span text:style-name="T2"/></text:p>
        </draw:line>
        <draw:line draw:style-name="gr4" draw:text-style-name="P3" draw:layer="layout" svg:x1="7.858cm" svg:y1="14.208cm" svg:x2="10.398cm" svg:y2="14.208cm">
          <text:p text:style-name="P1"><text:span text:style-name="T2">active_robots</text:span></text:p>
          <text:p text:style-name="P1"><text:span text:style-name="T2"/></text:p>
        </draw:line>
        <draw:connector draw:style-name="standard" draw:layer="layout" draw:line-skew="3.81cm" svg:x1="15.859cm" svg:y1="7.731cm" svg:x2="21.383cm" svg:y2="16.748cm" draw:start-shape="id3" draw:end-shape="id2" draw:end-glue-point="0" svg:d="m15859 7731v8318h5524v699" svg:viewBox="0 0 5525 9018">
          <text:p/>
        </draw:connector>
        <draw:connector draw:style-name="gr17" draw:text-style-name="P1" draw:layer="layout" draw:line-skew="1.905cm" svg:x1="15.859cm" svg:y1="7.731cm" svg:x2="21.383cm" svg:y2="12.303cm" draw:start-shape="id3" draw:start-glue-point="2" draw:end-shape="id1" draw:end-glue-point="0" svg:d="m15859 7731v4191h5524v381" svg:viewBox="0 0 5525 4573">
          <text:p/>
        </draw:connector>
        <draw:connector draw:style-name="gr17" draw:text-style-name="P1" draw:layer="layout" draw:line-skew="0.127cm" svg:x1="15.859cm" svg:y1="7.731cm" svg:x2="21.383cm" svg:y2="8.747cm" draw:start-shape="id3" draw:start-glue-point="2" draw:end-shape="id4" draw:end-glue-point="0" svg:d="m15859 7731v635h5524v381" svg:viewBox="0 0 5525 1017">
          <text:p/>
        </draw:connector>
        <draw:line draw:style-name="gr14" draw:text-style-name="P7" draw:layer="layout" svg:x1="7.858cm" svg:y1="7.858cm" svg:x2="10.398cm" svg:y2="7.858cm">
          <text:p text:style-name="P1"><text:span text:style-name="T2">load_nodelet</text:span></text:p>
          <text:p text:style-name="P1"><text:span text:style-name="T4"/></text:p>
        </draw:line>
        <draw:line draw:style-name="gr14" draw:text-style-name="P3" draw:layer="layout" svg:x1="7.858cm" svg:y1="8.62cm" svg:x2="10.398cm" svg:y2="8.62cm">
          <text:p text:style-name="P1"><text:span text:style-name="T2">unload_nodelet</text:span></text:p>
          <text:p text:style-name="P1"><text:span text:style-name="T2"/></text:p>
        </draw:line>
        <draw:line draw:style-name="gr18" draw:text-style-name="P3" draw:layer="layout" svg:x1="7.858cm" svg:y1="9.382cm" svg:x2="11.033cm" svg:y2="9.382cm">
          <text:p text:style-name="P3"><text:span text:style-name="T2">register_robot</text:span></text:p>
          <text:p text:style-name="P3"><text:span text:style-name="T2"/></text:p>
        </draw:line>
        <draw:line draw:style-name="gr19" draw:text-style-name="P3" draw:layer="layout" svg:x1="16.24cm" svg:y1="17.51cm" svg:x2="19.415cm" svg:y2="17.51cm">
          <text:p text:style-name="P1"><text:span text:style-name="T2">register_robot</text:span></text:p>
          <text:p text:style-name="P1"><text:span text:style-name="T2"/></text:p>
        </draw:line>
        <draw:line draw:style-name="gr19" draw:text-style-name="P3" draw:layer="layout" svg:x1="16.24cm" svg:y1="12.811cm" svg:x2="19.415cm" svg:y2="12.811cm">
          <text:p text:style-name="P1"><text:span text:style-name="T2">register_robot</text:span></text:p>
          <text:p text:style-name="P1"><text:span text:style-name="T2"/></text:p>
        </draw:line>
        <draw:line draw:style-name="gr15" draw:text-style-name="P3" draw:layer="layout" svg:x1="7.858cm" svg:y1="15.478cm" svg:x2="10.398cm" svg:y2="15.478cm">
          <text:p text:style-name="P1"><text:span text:style-name="T2">replace</text:span></text:p>
          <text:p text:style-name="P1"><text:span text:style-name="T2"/></text:p>
        </draw:line>
        <draw:line draw:style-name="gr15" draw:text-style-name="P3" draw:layer="layout" svg:x1="16.367cm" svg:y1="9.763cm" svg:x2="19.415cm" svg:y2="9.763cm">
          <text:p text:style-name="P1"><text:span text:style-name="T2">replace</text:span></text:p>
          <text:p text:style-name="P1"><text:span text:style-name="T2"/></text:p>
        </draw:line>
        <draw:line draw:style-name="gr19" draw:text-style-name="P3" draw:layer="layout" svg:x1="16.24cm" svg:y1="9.128cm" svg:x2="19.415cm" svg:y2="9.128cm">
          <text:p text:style-name="P1"><text:span text:style-name="T2">register_robot</text:span></text:p>
          <text:p text:style-name="P1"><text:span text:style-name="T2"/></text:p>
        </draw:line>
        <draw:line draw:style-name="gr15" draw:text-style-name="P3" draw:layer="layout" svg:x1="16.367cm" svg:y1="13.446cm" svg:x2="19.415cm" svg:y2="13.446cm">
          <text:p text:style-name="P1"><text:span text:style-name="T2">replace</text:span></text:p>
          <text:p text:style-name="P1"><text:span text:style-name="T2"/></text:p>
        </draw:line>
        <draw:line draw:style-name="gr15" draw:text-style-name="P3" draw:layer="layout" svg:x1="16.367cm" svg:y1="18.018cm" svg:x2="19.415cm" svg:y2="18.018cm">
          <text:p text:style-name="P1"><text:span text:style-name="T2">replace</text:span></text:p>
          <text:p text:style-name="P1"><text:span text:style-name="T2"/></text:p>
        </draw:line>
        <draw:line draw:style-name="gr20" draw:text-style-name="P3" draw:layer="layout" svg:x1="1.508cm" svg:y1="7.985cm" svg:x2="3.921cm" svg:y2="7.985cm">
          <text:p text:style-name="P1"><text:span text:style-name="T2">map</text:span></text:p>
          <text:p text:style-name="P1"><text:span text:style-name="T2"/></text:p>
        </draw:line>
        <draw:line draw:style-name="gr20" draw:text-style-name="P3" draw:layer="layout" svg:x1="1.508cm" svg:y1="8.62cm" svg:x2="3.921cm" svg:y2="8.62cm">
          <text:p text:style-name="P3"><text:span text:style-name="T2">active_robots</text:span></text:p>
          <text:p text:style-name="P3"><text:span text:style-name="T2"/></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large_20_Arrow" draw:display-name="Rounded large Arrow" svg:viewBox="0 0 1131 2256" svg:d="m1127 2120-449-2006-9-42-25-39-38-25-38-8-43 8-38 25-25 39-9 42-449 2006v13l-4 9 9 42 25 38 38 25 42 9h903l42-9 38-25 26-38 8-42v-9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 Zalidis</meta:initial-creator>
    <meta:creation-date>2014-01-14T13:58:17</meta:creation-date>
    <dc:date>2014-01-14T17:11:29</dc:date>
    <dc:creator>Chris Zalidis</dc:creator>
    <meta:editing-duration>PT2H42M52S</meta:editing-duration>
    <meta:editing-cycles>6</meta:editing-cycles>
    <meta:generator>LibreOffice/3.5$Linux_X86_64 LibreOffice_project/350m1$Build-2</meta:generator>
    <meta:document-statistic meta:object-count="54"/>
  </office:meta>
</office:document-meta>
</file>